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6252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1618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6681in"/>
    </style:style>
    <style:style style:name="co15" style:family="table-column">
      <style:table-column-properties fo:break-before="auto" style:column-width="5.1866in"/>
    </style:style>
    <style:style style:name="co16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8791in"/>
    </style:style>
    <style:style style:name="co28" style:family="table-column">
      <style:table-column-properties fo:break-before="auto" style:column-width="0.257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5681in"/>
    </style:style>
    <style:style style:name="co31" style:family="table-column">
      <style:table-column-properties fo:break-before="auto" style:column-width="0.2138in"/>
    </style:style>
    <style:style style:name="co32" style:family="table-column">
      <style:table-column-properties fo:break-before="auto" style:column-width="0.5898in"/>
    </style:style>
    <style:style style:name="co33" style:family="table-column">
      <style:table-column-properties fo:break-before="auto" style:column-width="0.8252in"/>
    </style:style>
    <style:style style:name="co34" style:family="table-column">
      <style:table-column-properties fo:break-before="auto" style:column-width="0.8898in"/>
    </style:style>
    <style:style style:name="co35" style:family="table-column">
      <style:table-column-properties fo:break-before="auto" style:column-width="0.6in"/>
    </style:style>
    <style:style style:name="co42" style:family="table-column">
      <style:table-column-properties fo:break-before="auto" style:column-width="0.4602in"/>
    </style:style>
    <style:style style:name="co43" style:family="table-column">
      <style:table-column-properties fo:break-before="auto" style:column-width="0.6646in"/>
    </style:style>
    <style:style style:name="co44" style:family="table-column">
      <style:table-column-properties fo:break-before="auto" style:column-width="0.3217in"/>
    </style:style>
    <style:style style:name="co45" style:family="table-column">
      <style:table-column-properties fo:break-before="auto" style:column-width="0.9327in"/>
    </style:style>
    <style:style style:name="co49" style:family="table-column">
      <style:table-column-properties fo:break-before="auto" style:column-width="0.5783in"/>
    </style:style>
    <style:style style:name="co50" style:family="table-column">
      <style:table-column-properties fo:break-before="auto" style:column-width="0.7075in"/>
    </style:style>
    <style:style style:name="co51" style:family="table-column">
      <style:table-column-properties fo:break-before="auto" style:column-width="0.2673in"/>
    </style:style>
    <style:style style:name="co52" style:family="table-column">
      <style:table-column-properties fo:break-before="auto" style:column-width="0.8035in"/>
    </style:style>
    <style:style style:name="co53" style:family="table-column">
      <style:table-column-properties fo:break-before="auto" style:column-width="1.2429in"/>
    </style:style>
    <style:style style:name="co36" style:family="table-column">
      <style:table-column-properties fo:break-before="auto" style:column-width="1.0866in"/>
    </style:style>
    <style:style style:name="co37" style:family="table-column">
      <style:table-column-properties fo:break-before="auto" style:column-width="0.6346in"/>
    </style:style>
    <style:style style:name="co38" style:family="table-column">
      <style:table-column-properties fo:break-before="auto" style:column-width="2.0661in"/>
    </style:style>
    <style:style style:name="co39" style:family="table-column">
      <style:table-column-properties fo:break-before="auto" style:column-width="1.4417in"/>
    </style:style>
    <style:style style:name="co40" style:family="table-column">
      <style:table-column-properties fo:break-before="auto" style:column-width="1.7972in"/>
    </style:style>
    <style:style style:name="co41" style:family="table-column">
      <style:table-column-properties fo:break-before="auto" style:column-width="1.9583in"/>
    </style:style>
    <style:style style:name="co46" style:family="table-column">
      <style:table-column-properties fo:break-before="auto" style:column-width="1.1516in"/>
    </style:style>
    <style:style style:name="co47" style:family="table-column">
      <style:table-column-properties fo:break-before="auto" style:column-width="1.0972in"/>
    </style:style>
    <style:style style:name="co48" style:family="table-column">
      <style:table-column-properties fo:break-before="auto" style:column-width="1.2161in"/>
    </style:style>
    <style:style style:name="co63" style:family="table-column">
      <style:table-column-properties fo:break-before="auto" style:column-width="1.1945in"/>
    </style:style>
    <style:style style:name="co64" style:family="table-column">
      <style:table-column-properties fo:break-before="auto" style:column-width="1.3126in"/>
    </style:style>
    <style:style style:name="co65" style:family="table-column">
      <style:table-column-properties fo:break-before="auto" style:column-width="1.528in"/>
    </style:style>
    <style:style style:name="co66" style:family="table-column">
      <style:table-column-properties fo:break-before="auto" style:column-width="1.043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4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12" style:family="table-cell" style:parent-style-name="Default" style:data-style-name="N100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ackground-color="#ff6633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ackground-color="#ff6633"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tyle="italic" style:font-style-asian="italic" style:font-style-complex="italic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2" style:family="table-cell" style:parent-style-name="Default" style:data-style-name="N2">
      <style:text-properties style:text-position="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 style:data-style-name="N11"/>
    <style:style style:name="T4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pring configuration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6" table:default-cell-style-name="ce5"/>
        <table:table-column table:style-name="co7" table:default-cell-style-name="ce7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2"/>
        <table:table-column table:style-name="co16" table:number-columns-repeated="1007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rd material</text:p>
          </table:table-cell>
          <table:table-cell table:style-name="ce4" office:value-type="string">
            <text:p>Cord type</text:p>
          </table:table-cell>
          <table:table-cell table:style-name="ce4" office:value-type="string">
            <text:p>Cord thickness (mm)</text:p>
          </table:table-cell>
          <table:table-cell table:style-name="ce4" office:value-type="string">
            <text:p># of cords</text:p>
          </table:table-cell>
          <table:table-cell table:style-name="ce4" office:value-type="string">
            <text:p>Pretension (hz)</text:p>
          </table:table-cell>
          <table:table-cell table:style-name="ce4" table:number-columns-repeated="5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/>
          <table:table-cell table:style-name="ce4" table:number-columns-repeated="10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 office:value-type="string">
            <text:p>1st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24">
            <text:p>24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office:value-type="string">
            <text:p>2nd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30">
            <text:p>30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13"/>
          <table:table-cell table:style-name="ce6" table:number-columns-repeated="1007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1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s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34" table:default-cell-style-name="ce34"/>
        <table:table-column table:style-name="co31" table:default-cell-style-name="ce34"/>
        <table:table-column table:style-name="co35" table:number-columns-repeated="2" table:default-cell-style-name="ce34"/>
        <table:table-column table:style-name="co30" table:default-cell-style-name="ce34"/>
        <table:table-column table:style-name="co42" table:default-cell-style-name="ce34"/>
        <table:table-column table:style-name="co43" table:default-cell-style-name="ce34"/>
        <table:table-column table:style-name="co44" table:default-cell-style-name="ce34"/>
        <table:table-column table:style-name="co45" table:default-cell-style-name="ce34"/>
        <table:table-column table:style-name="co49" table:default-cell-style-name="ce34"/>
        <table:table-column table:style-name="co3" table:default-cell-style-name="ce34"/>
        <table:table-column table:style-name="co2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34"/>
        <table:table-column table:style-name="co53" table:number-columns-repeated="2" table:default-cell-style-name="ce34"/>
        <table:table-column table:style-name="co29" table:number-columns-repeated="2" table:default-cell-style-name="ce34"/>
        <table:table-column table:style-name="co26" table:number-columns-repeated="997" table:default-cell-style-name="ce34"/>
        <table:table-row table:style-name="ro2">
          <table:table-cell table:style-name="ce33" table:number-columns-repeated="3"/>
          <table:table-cell table:style-name="ce33" office:value-type="string">
            <text:p>Cone</text:p>
          </table:table-cell>
          <table:table-cell table:style-name="ce33" table:number-columns-repeated="2"/>
          <table:table-cell table:style-name="ce33" office:value-type="string">
            <text:p>Bar</text:p>
          </table:table-cell>
          <table:table-cell table:style-name="ce33" table:number-columns-repeated="3"/>
          <table:table-cell table:style-name="ce33" office:value-type="string">
            <text:p>Hoop</text:p>
          </table:table-cell>
          <table:table-cell table:style-name="ce33" table:number-columns-repeated="5"/>
          <table:table-cell table:style-name="ce33" office:value-type="string">
            <text:p>Bindings</text:p>
          </table:table-cell>
          <table:table-cell table:style-name="ce33" table:number-columns-repeated="5"/>
          <table:table-cell table:style-name="ce33" office:value-type="string">
            <text:p>Spacer</text:p>
          </table:table-cell>
          <table:table-cell table:style-name="ce33" table:number-columns-repeated="1001"/>
        </table:table-row>
        <table:table-row table:style-name="ro2">
          <table:table-cell table:style-name="ce33" office:value-type="string">
            <text:p>Name</text:p>
          </table:table-cell>
          <table:table-cell table:style-name="ce33" office:value-type="string">
            <text:p>Weight</text:p>
          </table:table-cell>
          <table:table-cell table:style-name="ce33"/>
          <table:table-cell table:style-name="ce33" office:value-type="string">
            <text:p>Material</text:p>
          </table:table-cell>
          <table:table-cell table:style-name="ce33" office:value-type="string">
            <text:p>Weight</text:p>
          </table:table-cell>
          <table:table-cell table:style-name="ce33"/>
          <table:table-cell table:style-name="ce33" office:value-type="string">
            <text:p>Weight</text:p>
          </table:table-cell>
          <table:table-cell table:style-name="ce33" office:value-type="string">
            <text:p>Steel type</text:p>
          </table:table-cell>
          <table:table-cell table:style-name="ce33" office:value-type="string">
            <text:p>Extends to</text:p>
          </table:table-cell>
          <table:table-cell table:style-name="ce33"/>
          <table:table-cell table:style-name="ce33" office:value-type="string">
            <text:p>Type</text:p>
          </table:table-cell>
          <table:table-cell table:style-name="ce33" office:value-type="string">
            <text:p>Material</text:p>
          </table:table-cell>
          <table:table-cell table:style-name="ce33" office:value-type="string">
            <text:p>Weight</text:p>
          </table:table-cell>
          <table:table-cell table:style-name="ce33" office:value-type="string">
            <text:p>Width</text:p>
          </table:table-cell>
          <table:table-cell table:style-name="ce33" office:value-type="string">
            <text:p>Location</text:p>
          </table:table-cell>
          <table:table-cell table:style-name="ce33"/>
          <table:table-cell table:style-name="ce33" office:value-type="string">
            <text:p>Type</text:p>
          </table:table-cell>
          <table:table-cell table:style-name="ce33" office:value-type="string">
            <text:p>Material</text:p>
          </table:table-cell>
          <table:table-cell table:style-name="ce33" office:value-type="string">
            <text:p>Weight, tip</text:p>
          </table:table-cell>
          <table:table-cell table:style-name="ce33" office:value-type="string">
            <text:p>Weight, middle</text:p>
          </table:table-cell>
          <table:table-cell table:style-name="ce33" office:value-type="string">
            <text:p>Location</text:p>
          </table:table-cell>
          <table:table-cell table:style-name="ce33"/>
          <table:table-cell table:style-name="ce33" office:value-type="string">
            <text:p>Type</text:p>
          </table:table-cell>
          <table:table-cell table:style-name="ce33" office:value-type="string">
            <text:p>Material</text:p>
          </table:table-cell>
          <table:table-cell table:style-name="ce33" office:value-type="string">
            <text:p>Weight</text:p>
          </table:table-cell>
          <table:table-cell table:style-name="ce33" office:value-type="string">
            <text:p>Width</text:p>
          </table:table-cell>
          <table:table-cell table:style-name="ce33" office:value-type="string">
            <text:p>Location</text:p>
          </table:table-cell>
          <table:table-cell table:style-name="ce33"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le-1</text:p>
          </table:table-cell>
          <table:table-cell office:value-type="float" office:value="116.8">
            <text:p>116.8</text:p>
          </table:table-cell>
          <table:table-cell/>
          <table:table-cell office:value-type="string">
            <text:p>Maple</text:p>
          </table:table-cell>
          <table:table-cell office:value-type="float" office:value="29.55">
            <text:p>29.55</text:p>
          </table:table-cell>
          <table:table-cell/>
          <table:table-cell office:value-type="float" office:value="52.72">
            <text:p>52.7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office:value-type="float" office:value="1.02">
            <text:p>1.02</text:p>
          </table:table-cell>
          <table:table-cell office:value-type="float" office:value="0.76">
            <text:p>0.76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Open hoop</text:p>
          </table:table-cell>
          <table:table-cell office:value-type="string">
            <text:p>Aluminum</text:p>
          </table:table-cell>
          <table:table-cell office:value-type="float" office:value="8.78">
            <text:p>8.78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997"/>
        </table:table-row>
        <table:table-row table:style-name="ro2">
          <table:table-cell office:value-type="string">
            <text:p>Elm-1</text:p>
          </table:table-cell>
          <table:table-cell office:value-type="float" office:value="93.13">
            <text:p>93.13</text:p>
          </table:table-cell>
          <table:table-cell/>
          <table:table-cell office:value-type="string">
            <text:p>Elm</text:p>
          </table:table-cell>
          <table:table-cell office:value-type="float" office:value="25.48">
            <text:p>25.48</text:p>
          </table:table-cell>
          <table:table-cell/>
          <table:table-cell office:value-type="float" office:value="48.32">
            <text:p>48.3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7.5">
            <text:p>17.5</text:p>
          </table:table-cell>
          <table:table-cell table:number-columns-repeated="2" office:value-type="float" office:value="42">
            <text:p>42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132">
            <text:p>132</text:p>
          </table:table-cell>
          <table:table-cell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2</text:p>
          </table:table-cell>
          <table:table-cell office:value-type="float" office:value="69.97">
            <text:p>69.97</text:p>
          </table:table-cell>
          <table:table-cell/>
          <table:table-cell office:value-type="string">
            <text:p>Elm</text:p>
          </table:table-cell>
          <table:table-cell office:value-type="float" office:value="32.77">
            <text:p>32.77</text:p>
          </table:table-cell>
          <table:table-cell/>
          <table:table-cell office:value-type="float" office:value="24.16">
            <text:p>24.16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3.04">
            <text:p>13.0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3</text:p>
          </table:table-cell>
          <table:table-cell office:value-type="float" office:value="63.31">
            <text:p>63.31</text:p>
          </table:table-cell>
          <table:table-cell/>
          <table:table-cell office:value-type="string">
            <text:p>Elm</text:p>
          </table:table-cell>
          <table:table-cell office:value-type="float" office:value="31.98">
            <text:p>31.98</text:p>
          </table:table-cell>
          <table:table-cell/>
          <table:table-cell office:value-type="float" office:value="18.27">
            <text:p>18.27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3.06">
            <text:p>13.06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4</text:p>
          </table:table-cell>
          <table:table-cell office:value-type="float" office:value="70.92">
            <text:p>70.92</text:p>
          </table:table-cell>
          <table:table-cell/>
          <table:table-cell office:value-type="string">
            <text:p>Elm</text:p>
          </table:table-cell>
          <table:table-cell office:value-type="float" office:value="31.98">
            <text:p>31.98</text:p>
          </table:table-cell>
          <table:table-cell/>
          <table:table-cell office:value-type="float" office:value="18.27">
            <text:p>18.27</text:p>
          </table:table-cell>
          <table:table-cell office:value-type="string">
            <text:p>Reinf.steel</text:p>
          </table:table-cell>
          <table:table-cell office:value-type="string">
            <text:p>Front of hoop</text:p>
          </table:table-cell>
          <table:table-cell/>
          <table:table-cell office:value-type="string">
            <text:p>Open</text:p>
          </table:table-cell>
          <table:table-cell office:value-type="string">
            <text:p>Steel</text:p>
          </table:table-cell>
          <table:table-cell office:value-type="float" office:value="14.1">
            <text:p>14.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3" office:value-type="string">
            <text:p>Not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l measurements in millimeters and grams.</text:p>
          </table:table-cell>
          <table:table-cell table:number-columns-repeated="1023"/>
        </table:table-row>
        <table:table-row table:style-name="ro2">
          <table:table-cell office:value-type="string">
            <text:p>Locations measured from the base of the con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5" office:value-type="string">
            <text:p>One <text:span text:style-name="T4">maple-1</text:span> arm broke during initial pullback, and the other one later after third dry-fire, due to violated grain on the ba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m-4</text:p>
          </table:table-cell>
          <table:table-cell table:number-columns-repeated="1023"/>
        </table:table-row>
        <table:table-row table:style-name="ro2">
          <table:table-cell office:value-type="string">
            <text:p>- uses the same cone, hook and bindings as Elm-3, but has an heavy open hoop</text:p>
          </table:table-cell>
          <table:table-cell table:number-columns-repeated="1023"/>
        </table:table-row>
        <table:table-row table:style-name="ro2">
          <table:table-cell office:value-type="string">
            <text:p>- has a special T-shaped shield weighing 4.74 grams to protect the bar/cone against the field-frame bar; this weight is not included in weight of the hoop</text:p>
          </table:table-cell>
          <table:table-cell table:number-columns-repeated="1023"/>
        </table:table-row>
        <table:table-row table:style-name="ro2">
          <table:table-cell office:value-type="string">
            <text:p>- weight of the cone is slightly less than what is marked, as some bamboo was glued to the sides at the hoop to fix the cross-section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wstrings" table:style-name="ta1" table:print="false">
        <table:table-column table:style-name="co3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6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6" table:number-columns-repeated="1014" table:default-cell-style-name="Default"/>
        <table:table-row table:style-name="ro1">
          <table:table-cell table:style-name="ce4" office:value-type="string">
            <text:p>Bowstring ID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ist.between posts(cm)</text:p>
          </table:table-cell>
          <table:table-cell table:style-name="ce4" office:value-type="string">
            <text:p>Twists</text:p>
          </table:table-cell>
          <table:table-cell table:style-name="ce4" office:value-type="string">
            <text:p>Material</text:p>
          </table:table-cell>
          <table:table-cell table:style-name="ce4" office:value-type="string">
            <text:p>Wax</text:p>
          </table:table-cell>
          <table:table-cell table:style-name="ce4" office:value-type="string">
            <text:p>Strands</text:p>
          </table:table-cell>
          <table:table-cell table:style-name="ce4" office:value-type="string">
            <text:p>Weight(g)</text:p>
          </table:table-cell>
          <table:table-cell table:style-name="ce4" office:value-type="string">
            <text:p>Serving/loop</text:p>
          </table:table-cell>
          <table:table-cell table:style-name="ce4" office:value-type="string">
            <text:p>Serving/center</text:p>
          </table:table-cell>
          <table:table-cell table:number-columns-repeated="1014"/>
        </table:table-row>
        <table:table-row table:style-name="ro2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 office:value-type="string">
            <text:p>Nylon-1</text:p>
          </table:table-cell>
          <table:table-cell table:style-name="ce5" office:value-type="string">
            <text:p>Endl.loop</text:p>
          </table:table-cell>
          <table:table-cell table:style-name="ce5" office:value-type="float" office:value="56.2">
            <text:p>56.2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.9">
            <text:p>10.9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ylon-2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6.2">
            <text:p>66.2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2.94">
            <text:p>12.94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ylon-3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9">
            <text:p>69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.61">
            <text:p>9.61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ylon-4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.03">
            <text:p>6.03</text:p>
          </table:table-cell>
          <table:table-cell table:style-name="ce5" office:value-type="string">
            <text:p>Dynema (2x)</text:p>
          </table:table-cell>
          <table:table-cell table:style-name="ce5" office:value-type="string">
            <text:p>Dynema (1x)</text:p>
          </table:table-cell>
          <table:table-cell table:number-columns-repeated="1014"/>
        </table:table-row>
        <table:table-row table:style-name="ro2" table:number-rows-repeated="2">
          <table:table-cell table:style-name="ce5" table:number-columns-repeated="10"/>
          <table:table-cell table:number-columns-repeated="1014"/>
        </table:table-row>
        <table:table-row table:style-name="ro2">
          <table:table-cell table:style-name="ce1" office:value-type="string">
            <text:p>NOTES</text:p>
          </table:table-cell>
          <table:table-cell table:style-name="ce5" table:number-columns-repeated="9"/>
          <table:table-cell table:number-columns-repeated="1014"/>
        </table:table-row>
        <table:table-row table:style-name="ro2">
          <table:table-cell table:style-name="ce1"/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<text:span text:style-name="T2">Dist.between posts: </text:span><text:span text:style-name="T3">initial distance of the upright posts in the bowstring-making jig.</text:span></text:p>
          </table:table-cell>
          <table:table-cell table:style-name="ce5" table:number-columns-repeated="9"/>
          <table:table-cell table:number-columns-repeated="1014"/>
        </table:table-row>
        <table:table-row table:style-name="ro2">
          <table:table-cell table:style-name="ce5" table:number-columns-repeated="10"/>
          <table:table-cell table:number-columns-repeated="1014"/>
        </table:table-row>
        <table:table-row table:style-name="ro2">
          <table:table-cell table:style-name="ce15"/>
          <table:table-cell table:style-name="ce5" table:number-columns-repeated="9"/>
          <table:table-cell table:number-columns-repeated="1014"/>
        </table:table-row>
        <table:table-row table:style-name="ro2" table:number-rows-repeated="12">
          <table:table-cell table:style-name="ce5" table:number-columns-repeated="10"/>
          <table:table-cell table:number-columns-repeated="101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ts" table:style-name="ta1" table:print="false">
        <table:table-column table:style-name="co63" table:default-cell-style-name="Default"/>
        <table:table-column table:style-name="co64" table:default-cell-style-name="ce38"/>
        <table:table-column table:style-name="co65" table:default-cell-style-name="ce38"/>
        <table:table-column table:style-name="co63" table:number-columns-repeated="2" table:default-cell-style-name="ce38"/>
        <table:table-column table:style-name="co63" table:default-cell-style-name="ce41"/>
        <table:table-column table:style-name="co9" table:default-cell-style-name="ce41"/>
        <table:table-column table:style-name="co16" table:default-cell-style-name="ce41"/>
        <table:table-column table:style-name="co66" table:default-cell-style-name="Default"/>
        <table:table-column table:style-name="co66" table:default-cell-style-name="ce48"/>
        <table:table-column table:style-name="co66" table:default-cell-style-name="Default"/>
        <table:table-column table:style-name="co16" table:number-columns-repeated="1013" table:default-cell-style-name="Default"/>
        <table:table-row table:style-name="ro1">
          <table:table-cell table:style-name="ce36" office:value-type="string">
            <text:p>Bow/crossbow</text:p>
          </table:table-cell>
          <table:table-cell table:style-name="ce37" office:value-type="string">
            <text:p>Power stroke (cm)</text:p>
          </table:table-cell>
          <table:table-cell table:style-name="ce37" office:value-type="string">
            <text:p>Arms</text:p>
          </table:table-cell>
          <table:table-cell table:style-name="ce37" office:value-type="string">
            <text:p>String name</text:p>
          </table:table-cell>
          <table:table-cell table:style-name="ce37" office:value-type="string">
            <text:p>Rotation</text:p>
          </table:table-cell>
          <table:table-cell table:style-name="ce37" office:value-type="string">
            <text:p>Bolt weight (g)</text:p>
          </table:table-cell>
          <table:table-cell table:style-name="ce37" office:value-type="string">
            <text:p>Velocity (m/s)</text:p>
          </table:table-cell>
          <table:table-cell table:style-name="ce37" office:value-type="string">
            <text:p>Energy (J)</text:p>
          </table:table-cell>
          <table:table-cell table:style-name="ce37" office:value-type="string">
            <text:p>Temp (celsius)</text:p>
          </table:table-cell>
          <table:table-cell table:style-name="ce37" office:value-type="string">
            <text:p>Efficiency (%)</text:p>
          </table:table-cell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9"/>
          <table:table-cell table:style-name="ce38"/>
          <table:table-cell table:number-columns-repeated="1013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4]" office:value-type="string" office:string-value="Maple-1">
            <text:p>Maple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A + 0n</text:p>
          </table:table-cell>
          <table:table-cell table:style-name="ce39" office:value-type="float" office:value="30">
            <text:p>30.00</text:p>
          </table:table-cell>
          <table:table-cell table:style-name="ce39" office:value-type="float" office:value="44.07">
            <text:p>44.07</text:p>
          </table:table-cell>
          <table:table-cell table:style-name="ce42" table:formula="of:=0.5*[.F3]/1000*[.G3]*[.G3]" office:value-type="float" office:value="29.1324735">
            <text:p>29.1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83">
            <text:p>44.83</text:p>
          </table:table-cell>
          <table:table-cell table:style-name="ce42" table:formula="of:=0.5*[.F4]/1000*[.G4]*[.G4]" office:value-type="float" office:value="30.1459335">
            <text:p>30.15</text:p>
          </table:table-cell>
          <table:table-cell table:style-name="ce38"/>
          <table:table-cell table:style-name="ce46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33">
            <text:p>44.33</text:p>
          </table:table-cell>
          <table:table-cell table:style-name="ce42" table:formula="of:=0.5*[.F5]/1000*[.G5]*[.G5]" office:value-type="float" office:value="29.4772335">
            <text:p>29.48</text:p>
          </table:table-cell>
          <table:table-cell table:style-name="ce38"/>
          <table:table-cell table:style-name="ce46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78">
            <text:p>44.78</text:p>
          </table:table-cell>
          <table:table-cell table:style-name="ce42" table:formula="of:=0.5*[.F6]/1000*[.G6]*[.G6]" office:value-type="float" office:value="30.078726">
            <text:p>30.0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21">
            <text:p>44.21</text:p>
          </table:table-cell>
          <table:table-cell table:style-name="ce42" table:formula="of:=0.5*[.F7]/1000*[.G7]*[.G7]" office:value-type="float" office:value="29.3178615">
            <text:p>29.3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Default"/>
          <table:table-cell table:style-name="ce37" table:number-columns-repeated="3"/>
          <table:table-cell table:style-name="ce40" office:value-type="float" office:value="30">
            <text:p>30.00</text:p>
          </table:table-cell>
          <table:table-cell table:style-name="ce43" table:formula="of:=AVERAGE([.G3:.G7])" office:value-type="float" office:value="44.444">
            <text:p>44.44</text:p>
          </table:table-cell>
          <table:table-cell table:style-name="ce43" table:formula="of:=0.5*[.F8]/1000*[.G8]*[.G8]" office:value-type="float" office:value="29.62903704">
            <text:p>29.63</text:p>
          </table:table-cell>
          <table:table-cell table:style-name="ce44"/>
          <table:table-cell table:style-name="ce47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/>
          <table:table-cell table:style-name="ce42" table:number-columns-repeated="2"/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office:value-type="string">
            <text:p>-14cm</text:p>
          </table:table-cell>
          <table:table-cell table:style-name="ce37" table:number-columns-repeated="3"/>
          <table:table-cell table:style-name="ce39" office:value-type="float" office:value="30">
            <text:p>30.00</text:p>
          </table:table-cell>
          <table:table-cell table:style-name="ce42" office:value-type="float" office:value="49.46">
            <text:p>49.46</text:p>
          </table:table-cell>
          <table:table-cell table:style-name="ce42" table:formula="of:=0.5*[.F10]/1000*[.G10]*[.G10]" office:value-type="float" office:value="36.694374">
            <text:p>36.69</text:p>
          </table:table-cell>
          <table:table-cell table:style-name="ce37"/>
          <table:table-cell table:style-name="ce46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43">
            <text:p>48.43</text:p>
          </table:table-cell>
          <table:table-cell table:style-name="ce42" table:formula="of:=0.5*[.F11]/1000*[.G11]*[.G11]" office:value-type="float" office:value="35.1819735">
            <text:p>35.1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91">
            <text:p>48.91</text:p>
          </table:table-cell>
          <table:table-cell table:style-name="ce42" table:formula="of:=0.5*[.F12]/1000*[.G12]*[.G12]" office:value-type="float" office:value="35.8828215">
            <text:p>35.8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82">
            <text:p>48.82</text:p>
          </table:table-cell>
          <table:table-cell table:style-name="ce42" table:formula="of:=0.5*[.F13]/1000*[.G13]*[.G13]" office:value-type="float" office:value="35.750886">
            <text:p>35.75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6">
            <text:p>48.60</text:p>
          </table:table-cell>
          <table:table-cell table:style-name="ce42" table:formula="of:=0.5*[.F14]/1000*[.G14]*[.G14]" office:value-type="float" office:value="35.4294">
            <text:p>35.4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Default"/>
          <table:table-cell table:style-name="ce37" table:number-columns-repeated="3"/>
          <table:table-cell table:style-name="ce40" office:value-type="float" office:value="30">
            <text:p>30.00</text:p>
          </table:table-cell>
          <table:table-cell table:style-name="ce43" table:formula="of:=AVERAGE([.G10:.G14])" office:value-type="float" office:value="48.844">
            <text:p>48.84</text:p>
          </table:table-cell>
          <table:table-cell table:style-name="ce43" table:formula="of:=0.5*[.F15]/1000*[.G15]*[.G15]" office:value-type="float" office:value="35.78604504">
            <text:p>35.79</text:p>
          </table:table-cell>
          <table:table-cell table:style-name="ce44"/>
          <table:table-cell table:style-name="ce47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/>
          <table:table-cell table:style-name="ce42" table:number-columns-repeated="2"/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office:value-type="string">
            <text:p>-7cm</text:p>
          </table:table-cell>
          <table:table-cell table:style-name="ce37" table:number-columns-repeated="3"/>
          <table:table-cell table:style-name="ce39" office:value-type="float" office:value="30">
            <text:p>30.00</text:p>
          </table:table-cell>
          <table:table-cell table:style-name="ce42" office:value-type="float" office:value="54.09">
            <text:p>54.09</text:p>
          </table:table-cell>
          <table:table-cell table:style-name="ce42" table:formula="of:=0.5*[.F17]/1000*[.G17]*[.G17]" office:value-type="float" office:value="43.8859215">
            <text:p>43.8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4.03">
            <text:p>54.03</text:p>
          </table:table-cell>
          <table:table-cell table:style-name="ce42" table:formula="of:=0.5*[.F18]/1000*[.G18]*[.G18]" office:value-type="float" office:value="43.7886135">
            <text:p>43.7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2.95">
            <text:p>52.95</text:p>
          </table:table-cell>
          <table:table-cell table:style-name="ce42" table:formula="of:=0.5*[.F19]/1000*[.G19]*[.G19]" office:value-type="float" office:value="42.0555375">
            <text:p>42.06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3.92">
            <text:p>53.92</text:p>
          </table:table-cell>
          <table:table-cell table:style-name="ce42" table:formula="of:=0.5*[.F20]/1000*[.G20]*[.G20]" office:value-type="float" office:value="43.610496">
            <text:p>43.61</text:p>
          </table:table-cell>
          <table:table-cell table:style-name="ce44"/>
          <table:table-cell table:style-name="ce47"/>
          <table:table-cell table:style-name="ce44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3.78">
            <text:p>53.78</text:p>
          </table:table-cell>
          <table:table-cell table:style-name="ce42" table:formula="of:=0.5*[.F21]/1000*[.G21]*[.G21]" office:value-type="float" office:value="43.384326">
            <text:p>43.38</text:p>
          </table:table-cell>
          <table:table-cell table:style-name="ce44"/>
          <table:table-cell table:style-name="ce47"/>
          <table:table-cell table:style-name="ce44"/>
          <table:table-cell table:number-columns-repeated="1013"/>
        </table:table-row>
        <table:table-row table:style-name="ro2">
          <table:table-cell table:style-name="ce36"/>
          <table:table-cell table:style-name="Default"/>
          <table:table-cell table:style-name="ce37" table:number-columns-repeated="3"/>
          <table:table-cell table:style-name="ce40" office:value-type="float" office:value="30">
            <text:p>30.00</text:p>
          </table:table-cell>
          <table:table-cell table:style-name="ce43" table:formula="of:=AVERAGE([.G17:.G21])" office:value-type="float" office:value="53.754">
            <text:p>53.75</text:p>
          </table:table-cell>
          <table:table-cell table:style-name="ce43" table:formula="of:=0.5*[.F22]/1000*[.G22]*[.G22]" office:value-type="float" office:value="43.34238774">
            <text:p>43.34</text:p>
          </table:table-cell>
          <table:table-cell table:style-name="ce44"/>
          <table:table-cell table:style-name="ce47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style-name="ce36"/>
          <table:table-cell table:style-name="ce37" table:number-columns-repeated="4"/>
          <table:table-cell table:style-name="ce39"/>
          <table:table-cell table:style-name="ce42" table:number-columns-repeated="2"/>
          <table:table-cell table:style-name="ce38"/>
          <table:table-cell table:style-name="ce45"/>
          <table:table-cell table:style-name="ce44"/>
          <table:table-cell table:number-columns-repeated="1013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5]" office:value-type="string" office:string-value="Nylon-3">
            <text:p>Nylon-3</text:p>
          </table:table-cell>
          <table:table-cell table:style-name="ce37" office:value-type="string">
            <text:p>B + 0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38.25">
            <text:p>38.25</text:p>
          </table:table-cell>
          <table:table-cell table:style-name="ce42" table:formula="of:=0.5*[.F25]/1000*[.G25]*[.G25]" office:value-type="float" office:value="21.419235">
            <text:p>21.4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38.13">
            <text:p>38.13</text:p>
          </table:table-cell>
          <table:table-cell table:style-name="ce42" table:formula="of:=0.5*[.F26]/1000*[.G26]*[.G26]" office:value-type="float" office:value="21.285050616">
            <text:p>21.2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38.73">
            <text:p>38.73</text:p>
          </table:table-cell>
          <table:table-cell table:style-name="ce42" table:formula="of:=0.5*[.F27]/1000*[.G27]*[.G27]" office:value-type="float" office:value="21.960188856">
            <text:p>21.9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38.6">
            <text:p>38.60</text:p>
          </table:table-cell>
          <table:table-cell table:style-name="ce42" table:formula="of:=0.5*[.F28]/1000*[.G28]*[.G28]" office:value-type="float" office:value="21.8130144">
            <text:p>21.8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38.43">
            <text:p>38.43</text:p>
          </table:table-cell>
          <table:table-cell table:style-name="ce42" table:formula="of:=0.5*[.F29]/1000*[.G29]*[.G29]" office:value-type="float" office:value="21.621302136">
            <text:p>21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25:.G29])" office:value-type="float" office:value="38.428">
            <text:p>38.43</text:p>
          </table:table-cell>
          <table:table-cell table:style-name="ce43" table:formula="of:=0.5*[.F30]/1000*[.G30]*[.G30]" office:value-type="float" office:value="21.61905173376">
            <text:p>21.62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41.92">
            <text:p>41.92</text:p>
          </table:table-cell>
          <table:table-cell table:style-name="ce42" table:formula="of:=0.5*[.F32]/1000*[.G32]*[.G32]" office:value-type="float" office:value="25.726672896">
            <text:p>25.7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2.78">
            <text:p>42.78</text:p>
          </table:table-cell>
          <table:table-cell table:style-name="ce42" table:formula="of:=0.5*[.F33]/1000*[.G33]*[.G33]" office:value-type="float" office:value="26.793079776">
            <text:p>26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1.92">
            <text:p>41.92</text:p>
          </table:table-cell>
          <table:table-cell table:style-name="ce42" table:formula="of:=0.5*[.F34]/1000*[.G34]*[.G34]" office:value-type="float" office:value="25.726672896">
            <text:p>25.7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1.83">
            <text:p>41.83</text:p>
          </table:table-cell>
          <table:table-cell table:style-name="ce42" table:formula="of:=0.5*[.F35]/1000*[.G35]*[.G35]" office:value-type="float" office:value="25.616323896">
            <text:p>25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1.93">
            <text:p>41.93</text:p>
          </table:table-cell>
          <table:table-cell table:style-name="ce42" table:formula="of:=0.5*[.F36]/1000*[.G36]*[.G36]" office:value-type="float" office:value="25.738948536">
            <text:p>2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32:.G36])" office:value-type="float" office:value="42.076">
            <text:p>42.08</text:p>
          </table:table-cell>
          <table:table-cell table:style-name="ce43" table:formula="of:=0.5*[.F37]/1000*[.G37]*[.G37]" office:value-type="float" office:value="25.91850632064">
            <text:p>25.92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7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46.37">
            <text:p>46.37</text:p>
          </table:table-cell>
          <table:table-cell table:style-name="ce42" table:formula="of:=0.5*[.F39]/1000*[.G39]*[.G39]" office:value-type="float" office:value="31.478589816">
            <text:p>31.4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6.45">
            <text:p>46.45</text:p>
          </table:table-cell>
          <table:table-cell table:style-name="ce42" table:formula="of:=0.5*[.F40]/1000*[.G40]*[.G40]" office:value-type="float" office:value="31.5873006">
            <text:p>3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6.11">
            <text:p>46.11</text:p>
          </table:table-cell>
          <table:table-cell table:style-name="ce42" table:formula="of:=0.5*[.F41]/1000*[.G41]*[.G41]" office:value-type="float" office:value="31.126573944">
            <text:p>31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63">
            <text:p>45.63</text:p>
          </table:table-cell>
          <table:table-cell table:style-name="ce42" table:formula="of:=0.5*[.F42]/1000*[.G42]*[.G42]" office:value-type="float" office:value="30.481898616">
            <text:p>30.4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91">
            <text:p>45.91</text:p>
          </table:table-cell>
          <table:table-cell table:style-name="ce42" table:formula="of:=0.5*[.F43]/1000*[.G43]*[.G43]" office:value-type="float" office:value="30.857139384">
            <text:p>30.8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39:.G43])" office:value-type="float" office:value="46.094">
            <text:p>46.09</text:p>
          </table:table-cell>
          <table:table-cell table:style-name="ce43" table:formula="of:=0.5*[.F44]/1000*[.G44]*[.G44]" office:value-type="float" office:value="31.10497607904">
            <text:p>31.10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5]" office:value-type="string" office:string-value="Nylon-3">
            <text:p>Nylon-3</text:p>
          </table:table-cell>
          <table:table-cell table:style-name="ce37" office:value-type="string">
            <text:p>B + 1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45.96">
            <text:p>45.96</text:p>
          </table:table-cell>
          <table:table-cell table:style-name="ce42" table:formula="of:=0.5*[.F47]/1000*[.G47]*[.G47]" office:value-type="float" office:value="30.924388224">
            <text:p>30.9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5.66">
            <text:p>45.66</text:p>
          </table:table-cell>
          <table:table-cell table:style-name="ce42" table:formula="of:=0.5*[.F48]/1000*[.G48]*[.G48]" office:value-type="float" office:value="30.521993184">
            <text:p>30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29">
            <text:p>45.29</text:p>
          </table:table-cell>
          <table:table-cell table:style-name="ce42" table:formula="of:=0.5*[.F49]/1000*[.G49]*[.G49]" office:value-type="float" office:value="30.029335224">
            <text:p>30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2">
            <text:p>45.20</text:p>
          </table:table-cell>
          <table:table-cell table:style-name="ce42" table:formula="of:=0.5*[.F50]/1000*[.G50]*[.G50]" office:value-type="float" office:value="29.9101056">
            <text:p>29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4.82">
            <text:p>44.82</text:p>
          </table:table-cell>
          <table:table-cell table:style-name="ce42" table:formula="of:=0.5*[.F51]/1000*[.G51]*[.G51]" office:value-type="float" office:value="29.409306336">
            <text:p>2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47:.G51])" office:value-type="float" office:value="45.386">
            <text:p>45.39</text:p>
          </table:table-cell>
          <table:table-cell table:style-name="ce43" table:formula="of:=0.5*[.F52]/1000*[.G52]*[.G52]" office:value-type="float" office:value="30.15677490144">
            <text:p>30.16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48.43">
            <text:p>48.43</text:p>
          </table:table-cell>
          <table:table-cell table:style-name="ce42" table:formula="of:=0.5*[.F54]/1000*[.G54]*[.G54]" office:value-type="float" office:value="34.337606136">
            <text:p>34.34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8.78">
            <text:p>48.78</text:p>
          </table:table-cell>
          <table:table-cell table:style-name="ce42" table:formula="of:=0.5*[.F55]/1000*[.G55]*[.G55]" office:value-type="float" office:value="34.835710176">
            <text:p>34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8.3">
            <text:p>48.30</text:p>
          </table:table-cell>
          <table:table-cell table:style-name="ce42" table:formula="of:=0.5*[.F56]/1000*[.G56]*[.G56]" office:value-type="float" office:value="34.1535096">
            <text:p>34.1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7.95">
            <text:p>47.95</text:p>
          </table:table-cell>
          <table:table-cell table:style-name="ce42" table:formula="of:=0.5*[.F57]/1000*[.G57]*[.G57]" office:value-type="float" office:value="33.6603246">
            <text:p>33.6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8.08">
            <text:p>48.08</text:p>
          </table:table-cell>
          <table:table-cell table:style-name="ce42" table:formula="of:=0.5*[.F58]/1000*[.G58]*[.G58]" office:value-type="float" office:value="33.843088896">
            <text:p>33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54:.G58])" office:value-type="float" office:value="48.308">
            <text:p>48.31</text:p>
          </table:table-cell>
          <table:table-cell table:style-name="ce43" table:formula="of:=0.5*[.F59]/1000*[.G59]*[.G59]" office:value-type="float" office:value="34.16482432896">
            <text:p>34.16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7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52.18">
            <text:p>52.18</text:p>
          </table:table-cell>
          <table:table-cell table:style-name="ce42" table:formula="of:=0.5*[.F61]/1000*[.G61]*[.G61]" office:value-type="float" office:value="39.861095136">
            <text:p>39.86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1.94">
            <text:p>51.94</text:p>
          </table:table-cell>
          <table:table-cell table:style-name="ce42" table:formula="of:=0.5*[.F62]/1000*[.G62]*[.G62]" office:value-type="float" office:value="39.495259104">
            <text:p>39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2">
            <text:p>52.00</text:p>
          </table:table-cell>
          <table:table-cell table:style-name="ce42" table:formula="of:=0.5*[.F63]/1000*[.G63]*[.G63]" office:value-type="float" office:value="39.58656">
            <text:p>39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1.31">
            <text:p>51.31</text:p>
          </table:table-cell>
          <table:table-cell table:style-name="ce42" table:formula="of:=0.5*[.F64]/1000*[.G64]*[.G64]" office:value-type="float" office:value="38.542963704">
            <text:p>38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1.97">
            <text:p>51.97</text:p>
          </table:table-cell>
          <table:table-cell table:style-name="ce42" table:formula="of:=0.5*[.F65]/1000*[.G65]*[.G65]" office:value-type="float" office:value="39.540896376">
            <text:p>39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61:.G65])" office:value-type="float" office:value="51.88">
            <text:p>51.88</text:p>
          </table:table-cell>
          <table:table-cell table:style-name="ce43" table:formula="of:=0.5*[.F66]/1000*[.G66]*[.G66]" office:value-type="float" office:value="39.404063616">
            <text:p>39.40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B + 2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50.58">
            <text:p>50.58</text:p>
          </table:table-cell>
          <table:table-cell table:style-name="ce42" table:formula="of:=0.5*[.F68]/1000*[.G68]*[.G68]" office:value-type="float" office:value="37.454044896">
            <text:p>37.45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0.08">
            <text:p>50.08</text:p>
          </table:table-cell>
          <table:table-cell table:style-name="ce42" table:formula="of:=0.5*[.F69]/1000*[.G69]*[.G69]" office:value-type="float" office:value="36.717213696">
            <text:p>36.7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0.1">
            <text:p>50.10</text:p>
          </table:table-cell>
          <table:table-cell table:style-name="ce42" table:formula="of:=0.5*[.F70]/1000*[.G70]*[.G70]" office:value-type="float" office:value="36.7465464">
            <text:p>36.7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9.41">
            <text:p>49.41</text:p>
          </table:table-cell>
          <table:table-cell table:style-name="ce42" table:formula="of:=0.5*[.F71]/1000*[.G71]*[.G71]" office:value-type="float" office:value="35.741336184">
            <text:p>3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9.26">
            <text:p>49.26</text:p>
          </table:table-cell>
          <table:table-cell table:style-name="ce42" table:formula="of:=0.5*[.F72]/1000*[.G72]*[.G72]" office:value-type="float" office:value="35.524656864">
            <text:p>35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68:.G72])" office:value-type="float" office:value="49.886">
            <text:p>49.89</text:p>
          </table:table-cell>
          <table:table-cell table:style-name="ce43" table:formula="of:=0.5*[.F73]/1000*[.G73]*[.G73]" office:value-type="float" office:value="36.43329426144">
            <text:p>36.43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51.79">
            <text:p>51.79</text:p>
          </table:table-cell>
          <table:table-cell table:style-name="ce42" table:formula="of:=0.5*[.F75]/1000*[.G75]*[.G75]" office:value-type="float" office:value="39.267468024">
            <text:p>39.27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1.21">
            <text:p>51.21</text:p>
          </table:table-cell>
          <table:table-cell table:style-name="ce42" table:formula="of:=0.5*[.F76]/1000*[.G76]*[.G76]" office:value-type="float" office:value="38.392874424">
            <text:p>38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0.75">
            <text:p>50.75</text:p>
          </table:table-cell>
          <table:table-cell table:style-name="ce42" table:formula="of:=0.5*[.F77]/1000*[.G77]*[.G77]" office:value-type="float" office:value="37.706235">
            <text:p>37.7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9.82">
            <text:p>49.82</text:p>
          </table:table-cell>
          <table:table-cell table:style-name="ce42" table:formula="of:=0.5*[.F78]/1000*[.G78]*[.G78]" office:value-type="float" office:value="36.336954336">
            <text:p>3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0.46">
            <text:p>50.46</text:p>
          </table:table-cell>
          <table:table-cell table:style-name="ce42" table:formula="of:=0.5*[.F79]/1000*[.G79]*[.G79]" office:value-type="float" office:value="37.276537824">
            <text:p>37.2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75:.G79])" office:value-type="float" office:value="50.806">
            <text:p>50.81</text:p>
          </table:table-cell>
          <table:table-cell table:style-name="ce43" table:formula="of:=0.5*[.F80]/1000*[.G80]*[.G80]" office:value-type="float" office:value="37.78949467104">
            <text:p>37.7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B + 3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55.52">
            <text:p>55.52</text:p>
          </table:table-cell>
          <table:table-cell table:style-name="ce42" table:formula="of:=0.5*[.F82]/1000*[.G82]*[.G82]" office:value-type="float" office:value="45.127366656">
            <text:p>45.1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3.57">
            <text:p>53.57</text:p>
          </table:table-cell>
          <table:table-cell table:style-name="ce42" table:formula="of:=0.5*[.F83]/1000*[.G83]*[.G83]" office:value-type="float" office:value="42.013065336">
            <text:p>42.0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5.05">
            <text:p>55.05</text:p>
          </table:table-cell>
          <table:table-cell table:style-name="ce42" table:formula="of:=0.5*[.F84]/1000*[.G84]*[.G84]" office:value-type="float" office:value="44.3665566">
            <text:p>44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4.76">
            <text:p>54.76</text:p>
          </table:table-cell>
          <table:table-cell table:style-name="ce42" table:formula="of:=0.5*[.F85]/1000*[.G85]*[.G85]" office:value-type="float" office:value="43.900347264">
            <text:p>43.9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4.79">
            <text:p>54.79</text:p>
          </table:table-cell>
          <table:table-cell table:style-name="ce42" table:formula="of:=0.5*[.F86]/1000*[.G86]*[.G86]" office:value-type="float" office:value="43.948461624">
            <text:p>43.9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82:.G86])" office:value-type="float" office:value="54.738">
            <text:p>54.74</text:p>
          </table:table-cell>
          <table:table-cell table:style-name="ce43" table:formula="of:=0.5*[.F87]/1000*[.G87]*[.G87]" office:value-type="float" office:value="43.86508014816">
            <text:p>43.87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58.55">
            <text:p>58.55</text:p>
          </table:table-cell>
          <table:table-cell table:style-name="ce42" table:formula="of:=0.5*[.F89]/1000*[.G89]*[.G89]" office:value-type="float" office:value="50.1874206">
            <text:p>50.1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7.95">
            <text:p>57.95</text:p>
          </table:table-cell>
          <table:table-cell table:style-name="ce42" table:formula="of:=0.5*[.F90]/1000*[.G90]*[.G90]" office:value-type="float" office:value="49.1640846">
            <text:p>49.1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7.38">
            <text:p>57.38</text:p>
          </table:table-cell>
          <table:table-cell table:style-name="ce42" table:formula="of:=0.5*[.F91]/1000*[.G91]*[.G91]" office:value-type="float" office:value="48.201678816">
            <text:p>48.2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7.45">
            <text:p>57.45</text:p>
          </table:table-cell>
          <table:table-cell table:style-name="ce42" table:formula="of:=0.5*[.F92]/1000*[.G92]*[.G92]" office:value-type="float" office:value="48.3193566">
            <text:p>48.3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6.68">
            <text:p>56.68</text:p>
          </table:table-cell>
          <table:table-cell table:style-name="ce42" table:formula="of:=0.5*[.F93]/1000*[.G93]*[.G93]" office:value-type="float" office:value="47.032791936">
            <text:p>47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89:.G93])" office:value-type="float" office:value="57.602">
            <text:p>57.60</text:p>
          </table:table-cell>
          <table:table-cell table:style-name="ce43" table:formula="of:=0.5*[.F94]/1000*[.G94]*[.G94]" office:value-type="float" office:value="48.57537951456">
            <text:p>48.58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14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B + 3n (mod.)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55.2">
            <text:p>55.20</text:p>
          </table:table-cell>
          <table:table-cell table:style-name="ce42" table:formula="of:=0.5*[.F96]/1000*[.G96]*[.G96]" office:value-type="float" office:value="44.6086656">
            <text:p>44.61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4.23">
            <text:p>54.23</text:p>
          </table:table-cell>
          <table:table-cell table:style-name="ce42" table:formula="of:=0.5*[.F97]/1000*[.G97]*[.G97]" office:value-type="float" office:value="43.054672056">
            <text:p>43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42" table:formula="of:=0.5*[.F98]/1000*[.G98]*[.G98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42" table:formula="of:=0.5*[.F99]/1000*[.G99]*[.G99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3.16">
            <text:p>53.16</text:p>
          </table:table-cell>
          <table:table-cell table:style-name="ce42" table:formula="of:=0.5*[.F100]/1000*[.G100]*[.G100]" office:value-type="float" office:value="41.372429184">
            <text:p>41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96:.G100])" office:value-type="float" office:value="54.042">
            <text:p>54.04</text:p>
          </table:table-cell>
          <table:table-cell table:style-name="ce43" table:formula="of:=0.5*[.F101]/1000*[.G101]*[.G101]" office:value-type="float" office:value="42.75667286496">
            <text:p>42.76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116">
            <text:p>116.00</text:p>
          </table:table-cell>
          <table:table-cell table:style-name="ce39" office:value-type="float" office:value="30.49">
            <text:p>30.49</text:p>
          </table:table-cell>
          <table:table-cell table:style-name="ce42" table:formula="of:=0.5*[.F103]/1000*[.G103]*[.G103]" office:value-type="float" office:value="53.9191258">
            <text:p>53.9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table:style-name="ce39" office:value-type="float" office:value="30.3">
            <text:p>30.30</text:p>
          </table:table-cell>
          <table:table-cell table:style-name="ce42" table:formula="of:=0.5*[.F104]/1000*[.G104]*[.G104]" office:value-type="float" office:value="53.24922">
            <text:p>53.2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office:value-type="float" office:value="30.37">
            <text:p>30.37</text:p>
          </table:table-cell>
          <table:table-cell table:style-name="ce42" table:formula="of:=0.5*[.F105]/1000*[.G105]*[.G105]" office:value-type="float" office:value="53.4955402">
            <text:p>53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office:value-type="float" office:value="30.26">
            <text:p>30.26</text:p>
          </table:table-cell>
          <table:table-cell table:style-name="ce42" table:formula="of:=0.5*[.F106]/1000*[.G106]*[.G106]" office:value-type="float" office:value="53.1087208">
            <text:p>53.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office:value-type="float" office:value="29.4">
            <text:p>29.40</text:p>
          </table:table-cell>
          <table:table-cell table:style-name="ce42" table:formula="of:=0.5*[.F107]/1000*[.G107]*[.G107]" office:value-type="float" office:value="50.13288">
            <text:p>50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116">
            <text:p>116.00</text:p>
          </table:table-cell>
          <table:table-cell table:style-name="ce43" table:formula="of:=AVERAGE([.G103:.G107])" office:value-type="float" office:value="30.164">
            <text:p>30.16</text:p>
          </table:table-cell>
          <table:table-cell table:style-name="ce43" table:formula="of:=0.5*[.F108]/1000*[.G108]*[.G108]" office:value-type="float" office:value="52.772279968">
            <text:p>52.77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.7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1.54">
            <text:p>51.54</text:p>
          </table:table-cell>
          <table:table-cell table:style-name="ce42" table:formula="of:=0.5*[.F110]/1000*[.G110]*[.G110]" office:value-type="float" office:value="39.075226236">
            <text:p>39.0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51.78">
            <text:p>51.78</text:p>
          </table:table-cell>
          <table:table-cell table:style-name="ce42" table:formula="of:=0.5*[.F111]/1000*[.G111]*[.G111]" office:value-type="float" office:value="39.439987164">
            <text:p>39.4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98">
            <text:p>50.98</text:p>
          </table:table-cell>
          <table:table-cell table:style-name="ce42" table:formula="of:=0.5*[.F112]/1000*[.G112]*[.G112]" office:value-type="float" office:value="38.230707484">
            <text:p>38.2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1.25">
            <text:p>51.25</text:p>
          </table:table-cell>
          <table:table-cell table:style-name="ce42" table:formula="of:=0.5*[.F113]/1000*[.G113]*[.G113]" office:value-type="float" office:value="38.636734375">
            <text:p>38.6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87">
            <text:p>50.87</text:p>
          </table:table-cell>
          <table:table-cell table:style-name="ce42" table:formula="of:=0.5*[.F114]/1000*[.G114]*[.G114]" office:value-type="float" office:value="38.065903999">
            <text:p>38.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10:.G114])" office:value-type="float" office:value="51.284">
            <text:p>51.28</text:p>
          </table:table-cell>
          <table:table-cell table:style-name="ce43" table:formula="of:=0.5*[.F115]/1000*[.G115]*[.G115]" office:value-type="float" office:value="38.68801572976">
            <text:p>38.6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21.7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0.05">
            <text:p>20.05</text:p>
          </table:table-cell>
          <table:table-cell table:style-name="ce39" office:value-type="float" office:value="57.71">
            <text:p>57.71</text:p>
          </table:table-cell>
          <table:table-cell table:style-name="ce42" table:formula="of:=0.5*[.F117]/1000*[.G117]*[.G117]" office:value-type="float" office:value="33.3877021025">
            <text:p>33.3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table:style-name="ce39" office:value-type="float" office:value="58.59">
            <text:p>58.59</text:p>
          </table:table-cell>
          <table:table-cell table:style-name="ce42" table:formula="of:=0.5*[.F118]/1000*[.G118]*[.G118]" office:value-type="float" office:value="34.4137007025">
            <text:p>34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59.06">
            <text:p>59.06</text:p>
          </table:table-cell>
          <table:table-cell table:style-name="ce42" table:formula="of:=0.5*[.F119]/1000*[.G119]*[.G119]" office:value-type="float" office:value="34.96803809">
            <text:p>34.9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59.75">
            <text:p>59.75</text:p>
          </table:table-cell>
          <table:table-cell table:style-name="ce42" table:formula="of:=0.5*[.F120]/1000*[.G120]*[.G120]" office:value-type="float" office:value="35.7898765625">
            <text:p>35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58.81">
            <text:p>58.81</text:p>
          </table:table-cell>
          <table:table-cell table:style-name="ce42" table:formula="of:=0.5*[.F121]/1000*[.G121]*[.G121]" office:value-type="float" office:value="34.6726264025">
            <text:p>34.6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0.05">
            <text:p>20.05</text:p>
          </table:table-cell>
          <table:table-cell table:style-name="ce43" table:formula="of:=AVERAGE([.G117:.G121])" office:value-type="float" office:value="58.784">
            <text:p>58.78</text:p>
          </table:table-cell>
          <table:table-cell table:style-name="ce43" table:formula="of:=0.5*[.F122]/1000*[.G122]*[.G122]" office:value-type="float" office:value="34.6419755264">
            <text:p>34.64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 table:style-name="ce37"/>
          <table:table-cell table:style-name="ce37" office:value-type="string">
            <text:p>-14.9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5.37">
            <text:p>55.37</text:p>
          </table:table-cell>
          <table:table-cell table:style-name="ce42" table:formula="of:=0.5*[.F124]/1000*[.G124]*[.G124]" office:value-type="float" office:value="45.098460799">
            <text:p>45.10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55.95">
            <text:p>55.95</text:p>
          </table:table-cell>
          <table:table-cell table:style-name="ce42" table:formula="of:=0.5*[.F125]/1000*[.G125]*[.G125]" office:value-type="float" office:value="46.048220775">
            <text:p>46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6.13">
            <text:p>56.13</text:p>
          </table:table-cell>
          <table:table-cell table:style-name="ce42" table:formula="of:=0.5*[.F126]/1000*[.G126]*[.G126]" office:value-type="float" office:value="46.344986199">
            <text:p>4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5.97">
            <text:p>55.97</text:p>
          </table:table-cell>
          <table:table-cell table:style-name="ce42" table:formula="of:=0.5*[.F127]/1000*[.G127]*[.G127]" office:value-type="float" office:value="46.081147639">
            <text:p>46.0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5.24">
            <text:p>55.24</text:p>
          </table:table-cell>
          <table:table-cell table:style-name="ce42" table:formula="of:=0.5*[.F128]/1000*[.G128]*[.G128]" office:value-type="float" office:value="44.886941296">
            <text:p>44.8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24:.G128])" office:value-type="float" office:value="55.732">
            <text:p>55.73</text:p>
          </table:table-cell>
          <table:table-cell table:style-name="ce43" table:formula="of:=0.5*[.F129]/1000*[.G129]*[.G129]" office:value-type="float" office:value="45.69008117104">
            <text:p>45.6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14.9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0.05">
            <text:p>20.05</text:p>
          </table:table-cell>
          <table:table-cell table:style-name="ce39" office:value-type="float" office:value="62.74">
            <text:p>62.74</text:p>
          </table:table-cell>
          <table:table-cell table:style-name="ce42" table:formula="of:=0.5*[.F131]/1000*[.G131]*[.G131]" office:value-type="float" office:value="39.46148369">
            <text:p>39.46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table:style-name="ce39" office:value-type="float" office:value="62.44">
            <text:p>62.44</text:p>
          </table:table-cell>
          <table:table-cell table:style-name="ce42" table:formula="of:=0.5*[.F132]/1000*[.G132]*[.G132]" office:value-type="float" office:value="39.08500484">
            <text:p>39.0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62.3">
            <text:p>62.30</text:p>
          </table:table-cell>
          <table:table-cell table:style-name="ce42" table:formula="of:=0.5*[.F133]/1000*[.G133]*[.G133]" office:value-type="float" office:value="38.90993225">
            <text:p>38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62.7">
            <text:p>62.70</text:p>
          </table:table-cell>
          <table:table-cell table:style-name="ce42" table:formula="of:=0.5*[.F134]/1000*[.G134]*[.G134]" office:value-type="float" office:value="39.41118225">
            <text:p>3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62.43">
            <text:p>62.43</text:p>
          </table:table-cell>
          <table:table-cell table:style-name="ce42" table:formula="of:=0.5*[.F135]/1000*[.G135]*[.G135]" office:value-type="float" office:value="39.0724866225">
            <text:p>39.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0.05">
            <text:p>20.05</text:p>
          </table:table-cell>
          <table:table-cell table:style-name="ce43" table:formula="of:=AVERAGE([.G131:.G135])" office:value-type="float" office:value="62.522">
            <text:p>62.52</text:p>
          </table:table-cell>
          <table:table-cell table:style-name="ce43" table:formula="of:=0.5*[.F136]/1000*[.G136]*[.G136]" office:value-type="float" office:value="39.1877298521">
            <text:p>39.1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8.2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8.98">
            <text:p>58.98</text:p>
          </table:table-cell>
          <table:table-cell table:style-name="ce42" table:formula="of:=0.5*[.F138]/1000*[.G138]*[.G138]" office:value-type="float" office:value="51.170800284">
            <text:p>51.17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58.33">
            <text:p>58.33</text:p>
          </table:table-cell>
          <table:table-cell table:style-name="ce42" table:formula="of:=0.5*[.F139]/1000*[.G139]*[.G139]" office:value-type="float" office:value="50.049140719">
            <text:p>50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8.62">
            <text:p>58.62</text:p>
          </table:table-cell>
          <table:table-cell table:style-name="ce42" table:formula="of:=0.5*[.F140]/1000*[.G140]*[.G140]" office:value-type="float" office:value="50.548037724">
            <text:p>50.5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8.37">
            <text:p>58.37</text:p>
          </table:table-cell>
          <table:table-cell table:style-name="ce42" table:formula="of:=0.5*[.F141]/1000*[.G141]*[.G141]" office:value-type="float" office:value="50.117806999">
            <text:p>50.1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38:.G141])" office:value-type="float" office:value="58.575">
            <text:p>58.58</text:p>
          </table:table-cell>
          <table:table-cell table:style-name="ce43" table:formula="of:=0.5*[.F142]/1000*[.G142]*[.G142]" office:value-type="float" office:value="50.47046049375">
            <text:p>50.47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8.2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0.05">
            <text:p>20.05</text:p>
          </table:table-cell>
          <table:table-cell table:style-name="ce39" office:value-type="float" office:value="66.56">
            <text:p>66.56</text:p>
          </table:table-cell>
          <table:table-cell table:style-name="ce42" table:formula="of:=0.5*[.F144]/1000*[.G144]*[.G144]" office:value-type="float" office:value="44.41309184">
            <text:p>44.41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40" office:value-type="float" office:value="20.05">
            <text:p>20.05</text:p>
          </table:table-cell>
          <table:table-cell table:style-name="ce43" table:formula="of:=AVERAGE([.G144:.G144])" office:value-type="float" office:value="66.56">
            <text:p>66.56</text:p>
          </table:table-cell>
          <table:table-cell table:style-name="ce43" table:formula="of:=0.5*[.F145]/1000*[.G145]*[.G145]" office:value-type="float" office:value="44.41309184">
            <text:p>44.41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.7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D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0.48">
            <text:p>50.48</text:p>
          </table:table-cell>
          <table:table-cell table:style-name="ce42" table:formula="of:=0.5*[.F147]/1000*[.G147]*[.G147]" office:value-type="float" office:value="37.484469184">
            <text:p>37.4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49.78">
            <text:p>49.78</text:p>
          </table:table-cell>
          <table:table-cell table:style-name="ce42" table:formula="of:=0.5*[.F148]/1000*[.G148]*[.G148]" office:value-type="float" office:value="36.452091964">
            <text:p>36.4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83">
            <text:p>50.83</text:p>
          </table:table-cell>
          <table:table-cell table:style-name="ce42" table:formula="of:=0.5*[.F149]/1000*[.G149]*[.G149]" office:value-type="float" office:value="38.006063719">
            <text:p>38.0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41">
            <text:p>50.41</text:p>
          </table:table-cell>
          <table:table-cell table:style-name="ce42" table:formula="of:=0.5*[.F150]/1000*[.G150]*[.G150]" office:value-type="float" office:value="37.380582751">
            <text:p>37.3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39">
            <text:p>50.39</text:p>
          </table:table-cell>
          <table:table-cell table:style-name="ce42" table:formula="of:=0.5*[.F151]/1000*[.G151]*[.G151]" office:value-type="float" office:value="37.350927391">
            <text:p>37.3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47:.G151])" office:value-type="float" office:value="50.378">
            <text:p>50.38</text:p>
          </table:table-cell>
          <table:table-cell table:style-name="ce43" table:formula="of:=0.5*[.F152]/1000*[.G152]*[.G152]" office:value-type="float" office:value="37.33313982364">
            <text:p>37.33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21.7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D + 0n</text:p>
          </table:table-cell>
          <table:table-cell table:style-name="ce39" office:value-type="float" office:value="9.98">
            <text:p>9.98</text:p>
          </table:table-cell>
          <table:table-cell table:style-name="ce39" office:value-type="float" office:value="73.8">
            <text:p>73.80</text:p>
          </table:table-cell>
          <table:table-cell table:style-name="ce42" table:formula="of:=0.5*[.F154]/1000*[.G154]*[.G154]" office:value-type="float" office:value="27.1777356">
            <text:p>27.1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9.98">
            <text:p>9.98</text:p>
          </table:table-cell>
          <table:table-cell table:style-name="ce39" office:value-type="float" office:value="71.7">
            <text:p>71.70</text:p>
          </table:table-cell>
          <table:table-cell table:style-name="ce42" table:formula="of:=0.5*[.F155]/1000*[.G155]*[.G155]" office:value-type="float" office:value="25.6530411">
            <text:p>25.6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9.98">
            <text:p>9.98</text:p>
          </table:table-cell>
          <table:table-cell office:value-type="float" office:value="73.94">
            <text:p>73.94</text:p>
          </table:table-cell>
          <table:table-cell table:style-name="ce42" table:formula="of:=0.5*[.F156]/1000*[.G156]*[.G156]" office:value-type="float" office:value="27.280946764">
            <text:p>27.2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9.98">
            <text:p>9.98</text:p>
          </table:table-cell>
          <table:table-cell office:value-type="float" office:value="72.52">
            <text:p>72.52</text:p>
          </table:table-cell>
          <table:table-cell table:style-name="ce42" table:formula="of:=0.5*[.F157]/1000*[.G157]*[.G157]" office:value-type="float" office:value="26.243160496">
            <text:p>26.2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9.98">
            <text:p>9.98</text:p>
          </table:table-cell>
          <table:table-cell office:value-type="float" office:value="73.4">
            <text:p>73.40</text:p>
          </table:table-cell>
          <table:table-cell table:style-name="ce42" table:formula="of:=0.5*[.F158]/1000*[.G158]*[.G158]" office:value-type="float" office:value="26.8839244">
            <text:p>26.8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9.98">
            <text:p>9.98</text:p>
          </table:table-cell>
          <table:table-cell table:style-name="ce43" table:formula="of:=AVERAGE([.G154:.G158])" office:value-type="float" office:value="73.072">
            <text:p>73.07</text:p>
          </table:table-cell>
          <table:table-cell table:style-name="ce43" table:formula="of:=0.5*[.F159]/1000*[.G159]*[.G159]" office:value-type="float" office:value="26.64419074816">
            <text:p>26.64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8.2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D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62.24">
            <text:p>62.24</text:p>
          </table:table-cell>
          <table:table-cell table:style-name="ce42" table:formula="of:=0.5*[.F161]/1000*[.G161]*[.G161]" office:value-type="float" office:value="56.983856896">
            <text:p>56.9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61:.G161])" office:value-type="float" office:value="62.24">
            <text:p>62.24</text:p>
          </table:table-cell>
          <table:table-cell table:style-name="ce43" table:formula="of:=0.5*[.F162]/1000*[.G162]*[.G162]" office:value-type="float" office:value="56.983856896">
            <text:p>56.98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8.2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D + 0n</text:p>
          </table:table-cell>
          <table:table-cell table:style-name="ce39" office:value-type="float" office:value="9.98">
            <text:p>9.98</text:p>
          </table:table-cell>
          <table:table-cell table:style-name="ce39" office:value-type="float" office:value="83.92">
            <text:p>83.92</text:p>
          </table:table-cell>
          <table:table-cell table:style-name="ce42" table:formula="of:=0.5*[.F164]/1000*[.G164]*[.G164]" office:value-type="float" office:value="35.142406336">
            <text:p>35.14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40" office:value-type="float" office:value="9.98">
            <text:p>9.98</text:p>
          </table:table-cell>
          <table:table-cell table:style-name="ce43" table:formula="of:=AVERAGE([.G164:.G164])" office:value-type="float" office:value="83.92">
            <text:p>83.92</text:p>
          </table:table-cell>
          <table:table-cell table:style-name="ce43" table:formula="of:=0.5*[.F165]/1000*[.G165]*[.G165]" office:value-type="float" office:value="35.142406336">
            <text:p>35.14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 table:number-rows-repeated="1048406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DCurves" table:style-name="ta1" table:print="false">
        <table:table-column table:style-name="co46" table:default-cell-style-name="ce5"/>
        <table:table-column table:style-name="co47" table:default-cell-style-name="ce5"/>
        <table:table-column table:style-name="co16" table:default-cell-style-name="ce5"/>
        <table:table-column table:style-name="co47" table:default-cell-style-name="ce27"/>
        <table:table-column table:style-name="co16" table:default-cell-style-name="ce30"/>
        <table:table-column table:style-name="co16" table:default-cell-style-name="ce20"/>
        <table:table-column table:style-name="co6" table:default-cell-style-name="ce5"/>
        <table:table-column table:style-name="co48" table:default-cell-style-name="ce5"/>
        <table:table-row table:style-name="ro3">
          <table:table-cell table:style-name="ce4" office:value-type="string">
            <text:p>Bow/crossbow</text:p>
          </table:table-cell>
          <table:table-cell table:style-name="ce4" office:value-type="string">
            <text:p>String name</text:p>
          </table:table-cell>
          <table:table-cell table:style-name="ce4" office:value-type="string">
            <text:p>Measurer</text:p>
          </table:table-cell>
          <table:table-cell table:style-name="ce4" office:value-type="string">
            <text:p>Draw (mm)</text:p>
          </table:table-cell>
          <table:table-cell table:style-name="ce4" office:value-type="string">
            <text:p>Force (kg)</text:p>
          </table:table-cell>
          <table:table-cell table:style-name="ce18" office:value-type="string">
            <text:p>Energy (J)</text:p>
          </table:table-cell>
          <table:table-cell table:style-name="ce4" office:value-type="string">
            <text:p>Return draw (mm)</text:p>
          </table:table-cell>
          <table:table-cell table:style-name="ce4" office:value-type="string">
            <text:p>Return force (kg)</text:p>
          </table:table-cell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"/>
        </table:table-row>
        <table:table-row table:style-name="ro3">
          <table:table-cell table:style-name="ce4" table:formula="of:=['Spring configurations'.$B$8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style-name="ce32"/>
          <table:table-cell table:number-columns-repeated="2"/>
        </table:table-row>
        <table:table-row table:style-name="ro3">
          <table:table-cell table:number-columns-repeated="3"/>
          <table:table-cell table:style-name="ce28" office:value-type="float" office:value="31">
            <text:p>31</text:p>
          </table:table-cell>
          <table:table-cell office:value-type="float" office:value="2">
            <text:p>2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73">
            <text:p>73</text:p>
          </table:table-cell>
          <table:table-cell office:value-type="float" office:value="5">
            <text:p>5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5">
            <text:p>115</text:p>
          </table:table-cell>
          <table:table-cell office:value-type="float" office:value="8">
            <text:p>8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4">
            <text:p>144</text:p>
          </table:table-cell>
          <table:table-cell office:value-type="float" office:value="11">
            <text:p>11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72">
            <text:p>172</text:p>
          </table:table-cell>
          <table:table-cell office:value-type="float" office:value="14">
            <text:p>14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18">
            <text:p>18.000</text:p>
          </table:table-cell>
          <table:table-cell table:style-name="ce18" office:value-type="float" office:value="13.96">
            <text:p>13.96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6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83">
            <text:p>83</text:p>
          </table:table-cell>
          <table:table-cell office:value-type="float" office:value="1.725">
            <text:p>1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6">
            <text:p>146</text:p>
          </table:table-cell>
          <table:table-cell office:value-type="float" office:value="3.725">
            <text:p>3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5.725">
            <text:p>5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48">
            <text:p>248</text:p>
          </table:table-cell>
          <table:table-cell office:value-type="float" office:value="7.725">
            <text:p>7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78">
            <text:p>278</text:p>
          </table:table-cell>
          <table:table-cell office:value-type="float" office:value="9.225">
            <text:p>9.225</text:p>
          </table:table-cell>
          <table:table-cell table:style-name="ce18" office:value-type="float" office:value="10.91">
            <text:p>10.9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2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65">
            <text:p>65</text:p>
          </table:table-cell>
          <table:table-cell office:value-type="float" office:value="18.5">
            <text:p>1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90">
            <text:p>90</text:p>
          </table:table-cell>
          <table:table-cell office:value-type="float" office:value="28.5">
            <text:p>2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2">
            <text:p>112</text:p>
          </table:table-cell>
          <table:table-cell office:value-type="float" office:value="38.5">
            <text:p>3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25">
            <text:p>125</text:p>
          </table:table-cell>
          <table:table-cell office:value-type="float" office:value="48.5">
            <text:p>4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5">
            <text:p>195</text:p>
          </table:table-cell>
          <table:table-cell office:value-type="float" office:value="88.5">
            <text:p>88.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9" office:value-type="float" office:value="270">
            <text:p>270</text:p>
          </table:table-cell>
          <table:table-cell table:style-name="ce31" office:value-type="float" office:value="122.5">
            <text:p>122.500</text:p>
          </table:table-cell>
          <table:table-cell table:style-name="ce18" office:value-type="float" office:value="151.98">
            <text:p>151.98</text:p>
          </table:table-cell>
          <table:table-cell table:number-columns-repeated="2"/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5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inky</text:p>
          </table:table-cell>
          <table:table-cell/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0" number:min-integer-digits="0"/>
    </number:number-style>
    <number:number-style style:name="N12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 style:data-style-name="N2" text:time-value="0000-00-00T15:46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3-08-07T15:51:06</dc:date>
    <meta:editing-duration>P8DT6H27M45S</meta:editing-duration>
    <meta:editing-cycles>232</meta:editing-cycles>
    <meta:generator>LibreOffice/4.0.2.2$Linux_X86_64 LibreOffice_project/400m0$Build-2</meta:generator>
    <dc:creator>Samuli Seppänen</dc:creator>
    <meta:document-statistic meta:table-count="6" meta:cell-count="789" meta:object-count="0"/>
  </office:meta>
</office:document-meta>
</file>